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207f" officeooo:paragraph-rsid="0021207f"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style:style style:name="T6" style:family="text">
      <style:text-properties fo:language="en" fo:country="US" officeooo:rsid="002003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text:span><text:span text:style-name="T6">8</text:span><text:span text:style-name="T5">th</text:span> of <text:span text:style-name="T4">November</text:span><text:span text:style-name="T3"> </text:span>202<text:span text:style-name="T3">5</text:span> under the <text:span text:style-name="T6">53rd</text:span> PA Meeting.</text:p>
      <text:p text:style-name="P1"/>
      <text:p text:style-name="P1">The Assembly, recognising the current situation,</text:p>
      <text:p text:style-name="P1"/>
      <text:p text:style-name="P4">Constitutes the need to link the recipe of the nether wart block and the warped wart block, allowing the nether wart block to be unpacked and compacted similar to the nether wart block using nether wart. The details of the recipe to compact are to be discussed during the meeting as currently the nether wart block recipe is shapeless and would conflict.</text:p>
      <text:p text:style-name="P4">This because both trees were added at the same time and these blocks only serve for decoration or for bonemeal, and so people don’t end up with tonnes of Crimson Logs; it would balance both trees so one is not superior to the other.</text:p>
      <text:p text:style-name="P1"/>
      <text:p text:style-name="P1">And proceeds.</text:p>
      <text:p text:style-name="P1"/>
      <text:p text:style-name="P1">Signed by,</text:p>
      <text:p text:style-name="P4">RedPanda_4</text:p>
      <text:p text:style-name="P1"/>
      <text:p text:style-name="P1"/>
      <text:p text:style-name="P1"/>
      <text:p text:style-name="Standard"><text:span text:style-name="T1">[</text:span><text:span text:style-name="T2">Motion 53-5: To link the recipe of the Nether Wart Block and the Warped Wart Block</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8T18:20:48.609811652</dc:date>
    <meta:editing-duration>PT4M53S</meta:editing-duration>
    <meta:editing-cycles>12</meta:editing-cycles>
    <meta:generator>LibreOffice/24.2.7.2$Linux_X86_64 LibreOffice_project/420$Build-2</meta:generator>
    <meta:document-statistic meta:table-count="0" meta:image-count="0" meta:object-count="0" meta:page-count="1" meta:paragraph-count="8" meta:word-count="148" meta:character-count="839" meta:non-whitespace-character-count="699"/>
  </office:meta>
</office:document-meta>
</file>